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9"/>
    <style:style style:name="P2" style:family="paragraph" style:parent-style-name="Preformatted_20_Text" style:list-style-name="L23"/>
    <style:style style:name="P3" style:family="paragraph" style:parent-style-name="Preformatted_20_Text" style:list-style-name="L19">
      <style:paragraph-properties fo:margin-top="0cm" fo:margin-bottom="0.499cm" loext:contextual-spacing="false"/>
    </style:style>
    <style:style style:name="P4" style:family="paragraph" style:parent-style-name="Preformatted_20_Text" style:list-style-name="L23">
      <style:paragraph-properties fo:margin-top="0cm" fo:margin-bottom="0.499cm" loext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164f8f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1">
      <style:paragraph-properties fo:line-height="150%" fo:text-align="justify" style:justify-single-word="false"/>
      <style:text-properties officeooo:paragraph-rsid="00176b56"/>
    </style:style>
    <style:style style:name="P33" style:family="paragraph" style:parent-style-name="Text_20_body">
      <style:paragraph-properties fo:line-height="150%" fo:text-align="justify" style:justify-single-word="false"/>
      <style:text-properties officeooo:paragraph-rsid="00176b56"/>
    </style:style>
    <style:style style:name="P34" style:family="paragraph" style:parent-style-name="Text_20_body" style:list-style-name="L2">
      <style:paragraph-properties fo:margin-top="0cm" fo:margin-bottom="0cm" loext:contextual-spacing="false"/>
    </style:style>
    <style:style style:name="P35" style:family="paragraph" style:parent-style-name="Text_20_body" style:list-style-name="L4">
      <style:paragraph-properties fo:margin-top="0cm" fo:margin-bottom="0cm" loext:contextual-spacing="false"/>
    </style:style>
    <style:style style:name="P36" style:family="paragraph" style:parent-style-name="Text_20_body" style:list-style-name="L6">
      <style:paragraph-properties fo:margin-top="0cm" fo:margin-bottom="0cm" loext:contextual-spacing="false"/>
    </style:style>
    <style:style style:name="P37" style:family="paragraph" style:parent-style-name="Text_20_body" style:list-style-name="L8">
      <style:paragraph-properties fo:margin-top="0cm" fo:margin-bottom="0cm" loext:contextual-spacing="false"/>
    </style:style>
    <style:style style:name="P38" style:family="paragraph" style:parent-style-name="Text_20_body" style:list-style-name="L15">
      <style:paragraph-properties fo:margin-top="0cm" fo:margin-bottom="0cm" loext:contextual-spacing="false"/>
    </style:style>
    <style:style style:name="P39" style:family="paragraph" style:parent-style-name="Text_20_body" style:list-style-name="L17">
      <style:paragraph-properties fo:margin-top="0cm" fo:margin-bottom="0cm" loext:contextual-spacing="false"/>
    </style:style>
    <style:style style:name="P40" style:family="paragraph" style:parent-style-name="Text_20_body" style:list-style-name="L19">
      <style:paragraph-properties fo:margin-top="0cm" fo:margin-bottom="0cm" loext:contextual-spacing="false"/>
    </style:style>
    <style:style style:name="T1" style:family="text">
      <style:text-properties officeooo:rsid="00164f8f"/>
    </style:style>
    <style:style style:name="T2" style:family="text">
      <style:text-properties fo:font-weight="bold" officeooo:rsid="00164f8f" style:font-weight-asian="bold" style:font-weight-complex="bold"/>
    </style:style>
    <style:style style:name="T3" style:family="text">
      <style:text-properties fo:color="#0065af" style:text-underline-style="solid" style:text-underline-width="auto" style:text-underline-color="font-color" officeooo:rsid="00164f8f"/>
    </style:style>
    <style:style style:name="T4" style:family="text">
      <style:text-properties fo:color="#1b1b1b" style:text-underline-style="solid" style:text-underline-width="auto" style:text-underline-color="font-color" officeooo:rsid="00164f8f"/>
    </style:style>
    <style:style style:name="T5" style:family="text">
      <style:text-properties fo:color="#1b1b1b" style:text-underline-style="none" officeooo:rsid="00164f8f"/>
    </style:style>
    <style:style style:name="T6" style:family="text">
      <style:text-properties fo:color="#1b1b1b" style:text-underline-style="none" fo:font-weight="bold" officeooo:rsid="00164f8f" style:font-weight-asian="bold" style:font-weight-complex="bold"/>
    </style:style>
    <style:style style:name="T7" style:family="text">
      <style:text-properties fo:color="#1b1b1b" style:text-underline-style="none" fo:font-weight="bold" officeooo:rsid="00176b56" style:font-weight-asian="bold" style:font-weight-complex="bold"/>
    </style:style>
    <style:style style:name="T8" style:family="text">
      <style:text-properties fo:color="#1b1b1b" style:text-underline-style="none" officeooo:rsid="00176b56"/>
    </style:style>
    <style:style style:name="T9" style:family="text">
      <style:text-properties fo:color="#6b2b7a" style:text-underline-style="solid" style:text-underline-width="auto" style:text-underline-color="font-color" officeooo:rsid="00164f8f"/>
    </style:style>
    <style:style style:name="T10" style:family="text">
      <style:text-properties fo:color="#6b2b7a" style:text-underline-style="solid" style:text-underline-width="auto" style:text-underline-color="font-color" officeooo:rsid="00176b56"/>
    </style:style>
    <style:style style:name="T11" style:family="text">
      <style:text-properties fo:color="#6b2b7a" officeooo:rsid="00164f8f"/>
    </style:style>
    <style:style style:name="T12" style:family="text">
      <style:text-properties fo:color="#6b2b7a" style:text-underline-style="none" officeooo:rsid="00164f8f"/>
    </style:style>
    <style:style style:name="T13" style:family="text">
      <style:text-properties fo:color="#6b2b7a" style:text-underline-style="none" officeooo:rsid="00176b56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i">
        <style:list-level-properties text:space-before="1.995cm" text:min-label-width="0.499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1">Lista de exercícios retirada do site </text:span></text:span><text:a xlink:type="simple" xlink:href="https://wiki.python.org.br/ExerciciosClasses" text:style-name="Internet_20_link" text:visited-style-name="Visited_20_Internet_20_Link"><text:span text:style-name="Strong_20_Emphasis"><text:span text:style-name="T9">https://wiki.python.org.br/ExerciciosClasses</text:span></text:span></text:a><text:span text:style-name="Strong_20_Emphasis"><text:span text:style-name="T12"> </text:span></text:span><text:span text:style-name="Strong_20_Emphasis"><text:span text:style-name="T8">e disponibilizada aqui em formato .odt.</text:span></text:span><text:span text:style-name="Strong_20_Emphasis"><text:span text:style-name="T5"> </text:span></text:span></text:p>
      <text:list xml:id="list3209812741" text:style-name="L1">
        <text:list-item>
          <text:p text:style-name="P32"><text:span text:style-name="Strong_20_Emphasis"><text:span text:style-name="T1">Conteúdo sob os termos da licença Creative Commons Attribution 2.5 (disponível em </text:span></text:span><text:a xlink:type="simple" xlink:href="https://creativecommons.org/licenses/by/2.5/br/" text:style-name="Internet_20_link" text:visited-style-name="Visited_20_Internet_20_Link"><text:span text:style-name="Strong_20_Emphasis"><text:span text:style-name="T9">https://creativecommons.org/licenses/by/2.5/br/</text:span></text:span></text:a><text:span text:style-name="Strong_20_Emphasis"><text:span text:style-name="T6">). </text:span></text:span></text:p>
          <text:p text:style-name="P6"><text:span text:style-name="Strong_20_Emphasis"><text:span text:style-name="T6"/></text:span></text:p>
          <text:p text:style-name="P5"><text:span text:style-name="Strong_20_Emphasis"><text:span text:style-name="T1">1 - </text:span></text:span><text:span text:style-name="Strong_20_Emphasis">Classe Bola:</text:span> Crie uma classe que modele uma bola: <text:bookmark text:name="line-5"/></text:p>
        </text:list-item>
      </text:list>
      <text:list xml:id="list2889069844" text:style-name="L2">
        <text:list-item>
          <text:p text:style-name="P34">Atributos: Cor, circunferência, material <text:bookmark text:name="line-6"/></text:p>
        </text:list-item>
        <text:list-item>
          <text:p text:style-name="P7">Métodos: trocaCor e mostraCor <text:bookmark text:name="line-7"/><text:bookmark text:name="line-8"/></text:p>
        </text:list-item>
      </text:list>
      <text:list xml:id="list899567882" text:style-name="L3">
        <text:list-header>
          <text:p text:style-name="P8"><text:span text:style-name="Strong_20_Emphasis"><text:span text:style-name="T1">2 - </text:span></text:span><text:span text:style-name="Strong_20_Emphasis">Classe Quadrado:</text:span> Crie uma classe que modele um quadrado: <text:bookmark text:name="line-9"/></text:p>
        </text:list-header>
      </text:list>
      <text:list xml:id="list3587173659" text:style-name="L4">
        <text:list-item>
          <text:p text:style-name="P35">Atributos: Tamanho do lado <text:bookmark text:name="line-10"/></text:p>
        </text:list-item>
        <text:list-item>
          <text:p text:style-name="P9">Métodos: Mudar valor do Lado, Retornar valor do Lado e calcular Área; <text:bookmark text:name="line-11"/><text:bookmark text:name="line-12"/></text:p>
        </text:list-item>
      </text:list>
      <text:list xml:id="list1934397814" text:style-name="L5">
        <text:list-header>
          <text:p text:style-name="P10"><text:span text:style-name="Strong_20_Emphasis"><text:span text:style-name="T1">3 - </text:span></text:span><text:span text:style-name="Strong_20_Emphasis">Classe Retangulo:</text:span> Crie uma classe que modele um retangulo: <text:bookmark text:name="line-13"/></text:p>
        </text:list-header>
      </text:list>
      <text:list xml:id="list3287269978" text:style-name="L6">
        <text:list-item>
          <text:p text:style-name="P36">Atributos: LadoA, LadoB (ou Comprimento e Largura, ou Base e Altura, a escolher) <text:bookmark text:name="line-14"/></text:p>
        </text:list-item>
        <text:list-item>
          <text:p text:style-name="P36">Métodos: Mudar valor dos lados, Retornar valor dos lados, calcular Área e calcular Perímetro; <text:bookmark text:name="line-15"/></text:p>
        </text:list-item>
        <text:list-item>
          <text:p text:style-name="P11">Crie um programa que utilize esta classe. Ele deve pedir ao usuário que informe as medidades de um local. Depois, deve criar um objeto com as medidas e calcular a quantidade de pisos e de rodapés necessárias para o local. <text:bookmark text:name="line-16"/><text:bookmark text:name="line-17"/></text:p>
        </text:list-item>
      </text:list>
      <text:list xml:id="list1420053785" text:style-name="L7">
        <text:list-header>
          <text:p text:style-name="P12"><text:span text:style-name="Strong_20_Emphasis"><text:span text:style-name="T1">4 - </text:span></text:span><text:span text:style-name="Strong_20_Emphasis">Classe Pessoa:</text:span> Crie uma classe que modele uma pessoa: <text:bookmark text:name="line-18"/></text:p>
        </text:list-header>
      </text:list>
      <text:list xml:id="list496283845" text:style-name="L8">
        <text:list-item>
          <text:p text:style-name="P37">Atributos: nome, idade, peso e altura <text:bookmark text:name="line-19"/></text:p>
        </text:list-item>
        <text:list-item>
          <text:p text:style-name="P13">Métodos: Envelhercer, engordar, emagrecer, crescer. <text:bookmark text:name="line-20"/>Obs: Por padrão, a cada ano que nossa pessoa envelhece, sendo a idade dela menor que 21 anos, ela deve crescer 0,5 cm. <text:bookmark text:name="line-21"/><text:bookmark text:name="line-22"/></text:p>
        </text:list-item>
      </text:list>
      <text:list xml:id="list2358214992" text:style-name="L9">
        <text:list-header>
          <text:p text:style-name="P14"><text:span text:style-name="Strong_20_Emphasis"><text:span text:style-name="T1">5 - </text:span></text:span><text:span text:style-name="Strong_20_Emphasis">Classe Conta Corrente:</text:span> Crie uma classe para implementar uma conta corrente. A classe deve possuir os seguintes atributos: número da conta, nome do correntista e saldo. Os métodos são os seguintes: alterarNome, depósito e saque; No construtor, saldo é opcional, com valor default zero e os demais atributos são obrigatórios. <text:bookmark text:name="line-23"/><text:bookmark text:name="line-24"/></text:p>
        </text:list-header>
      </text:list>
      <text:list xml:id="list3258838721" text:style-name="L10">
        <text:list-header>
          <text:p text:style-name="P15"><text:span text:style-name="Strong_20_Emphasis"><text:span text:style-name="T1">6 - </text:span></text:span><text:span text:style-name="Strong_20_Emphasis">Classe TV:</text:span> Faça um programa que simule um televisor criando-o como um objeto. O usuário deve ser capaz de informar o número do canal e aumentar ou diminuir o volume. Certifique-se de que o número do canal e o nível do volume permanecem dentro de faixas válidas. <text:bookmark text:name="line-25"/><text:bookmark text:name="line-26"/></text:p>
        </text:list-header>
      </text:list>
      <text:list xml:id="list319794132" text:style-name="L11">
        <text:list-header>
          <text:p text:style-name="P16"><text:span text:style-name="Strong_20_Emphasis"><text:span text:style-name="T1">7 - </text:span></text:span><text:span text:style-name="Strong_20_Emphasis">Classe Bichinho Virtual:</text:span>Crie uma classe que modele um Tamagushi (Bichinho Eletrônico): <text:bookmark text:name="line-27"/></text:p>
        </text:list-header>
      </text:list>
      <text:list xml:id="list2761776787" text:style-name="L12">
        <text:list-item>
          <text:p text:style-name="P17">Atributos: Nome, Fome, Saúde e Idade <text:bookmark text:name="line-28"/>b. Métodos: Alterar Nome, Fome, Saúde e Idade; Retornar Nome, Fome, Saúde e Idade <text:bookmark text:name="line-29"/>Obs: Existe mais uma informação que devemos levar em consideração, o Humor do nosso tamagushi, este humor é uma combinação entre os atributos Fome e Saúde, ou seja, um campo calculado, então não devemos criar um atributo para armazenar esta informação por que ela pode ser calculada a qualquer momento. <text:bookmark text:name="line-30"/><text:bookmark text:name="line-31"/></text:p>
        </text:list-item>
      </text:list>
      <text:list xml:id="list2886637453" text:style-name="L13">
        <text:list-header>
          <text:p text:style-name="P18"><text:soft-page-break/><text:span text:style-name="Strong_20_Emphasis"><text:span text:style-name="T1">8 - </text:span></text:span><text:span text:style-name="Strong_20_Emphasis">Classe Macaco:</text:span> Desenvolva uma classe Macaco,que possua os atributos nome e bucho (estomago) e pelo menos os métodos comer(), verBucho() e digerir(). Faça um programa ou teste interativamente, criando pelo menos dois macacos, alimentando-os com pelo menos 3 alimentos diferentes e verificando o conteúdo do estomago a cada refeição. Experimente fazer com que um macaco coma o outro. É possível criar um macaco canibal? <text:bookmark text:name="line-32"/><text:bookmark text:name="line-33"/></text:p>
        </text:list-header>
      </text:list>
      <text:list xml:id="list1965693381" text:style-name="L14">
        <text:list-header>
          <text:p text:style-name="P19"><text:span text:style-name="Strong_20_Emphasis"><text:span text:style-name="T1">9 - </text:span></text:span><text:span text:style-name="Strong_20_Emphasis">Classe Ponto e Retangulo:</text:span> Faça um programa completo utilizando funções e classes que: <text:bookmark text:name="line-34"/></text:p>
        </text:list-header>
      </text:list>
      <text:list xml:id="list3595743275" text:style-name="L15">
        <text:list-item>
          <text:p text:style-name="P38">Possua uma classe chamada Ponto, com os atributos x e y. <text:bookmark text:name="line-35"/></text:p>
        </text:list-item>
        <text:list-item>
          <text:p text:style-name="P38">Possua uma classe chamada Retangulo, com os atributos largura e altura. <text:bookmark text:name="line-36"/></text:p>
        </text:list-item>
        <text:list-item>
          <text:p text:style-name="P38">Possua uma função para imprimir os valores da classe Ponto <text:bookmark text:name="line-37"/></text:p>
        </text:list-item>
        <text:list-item>
          <text:p text:style-name="P38">Possua uma função para encontrar o centro de um Retângulo. <text:bookmark text:name="line-38"/></text:p>
        </text:list-item>
        <text:list-item>
          <text:p text:style-name="P38">Você deve criar alguns objetos da classe Retangulo. <text:bookmark text:name="line-39"/></text:p>
        </text:list-item>
        <text:list-item>
          <text:p text:style-name="P38">Cada objeto deve ter um vértice de partida, por exemplo, o vértice inferior esquerdo do retângulo, que deve ser um objeto da classe Ponto. <text:bookmark text:name="line-40"/></text:p>
        </text:list-item>
        <text:list-item>
          <text:p text:style-name="P38">A função para encontrar o centro do retângulo deve retornar o valor para um objeto do tipo ponto que indique os valores de x e y para o centro do objeto. <text:bookmark text:name="line-41"/></text:p>
        </text:list-item>
        <text:list-item>
          <text:p text:style-name="P38">O valor do centro do objeto deve ser mostrado na tela <text:bookmark text:name="line-42"/></text:p>
        </text:list-item>
        <text:list-item>
          <text:p text:style-name="P20">Crie um menu para alterar os valores do retângulo e imprimir o centro deste retângulo. <text:bookmark text:name="line-43"/><text:bookmark text:name="line-44"/></text:p>
        </text:list-item>
      </text:list>
      <text:list xml:id="list190988680" text:style-name="L16">
        <text:list-header>
          <text:p text:style-name="P21"><text:span text:style-name="Strong_20_Emphasis"><text:span text:style-name="T1">10 - </text:span></text:span><text:span text:style-name="Strong_20_Emphasis">Classe Bomba de Combustível:</text:span> Faça um programa completo utilizando classes e métodos que: <text:bookmark text:name="line-45"/></text:p>
        </text:list-header>
      </text:list>
      <text:list xml:id="list4186222264" text:style-name="L17">
        <text:list-item>
          <text:p text:style-name="P39">Possua uma classe chamada bombaCombustível, com no mínimo esses atributos: <text:bookmark text:name="line-46"/></text:p>
          <text:list>
            <text:list-item>
              <text:p text:style-name="P39">tipoCombustivel. <text:bookmark text:name="line-47"/></text:p>
            </text:list-item>
            <text:list-item>
              <text:p text:style-name="P39">valorLitro <text:bookmark text:name="line-48"/></text:p>
            </text:list-item>
            <text:list-item>
              <text:p text:style-name="P39">quantidadeCombustivel <text:bookmark text:name="line-49"/></text:p>
            </text:list-item>
          </text:list>
        </text:list-item>
        <text:list-item>
          <text:p text:style-name="P39">Possua no mínimo esses métodos: <text:bookmark text:name="line-50"/></text:p>
          <text:list>
            <text:list-item>
              <text:p text:style-name="P39">abastecerPorValor( ) – método onde é informado o valor a ser abastecido e mostra a quantidade de litros que foi colocada no veículo <text:bookmark text:name="line-51"/></text:p>
            </text:list-item>
            <text:list-item>
              <text:p text:style-name="P39">abastecerPorLitro( ) – método onde é informado a quantidade em litros de combustível e mostra o valor a ser pago pelo cliente. <text:bookmark text:name="line-52"/></text:p>
            </text:list-item>
            <text:list-item>
              <text:p text:style-name="P39">alterarValor( ) – altera o valor do litro do combustível. <text:bookmark text:name="line-53"/></text:p>
            </text:list-item>
            <text:list-item>
              <text:p text:style-name="P39">alterarCombustivel( ) – altera o tipo do combustível. <text:bookmark text:name="line-54"/></text:p>
            </text:list-item>
            <text:list-item>
              <text:p text:style-name="P39">alterarQuantidadeCombustivel( ) – altera a quantidade de combustível restante na bomba. <text:bookmark text:name="line-55"/></text:p>
            </text:list-item>
          </text:list>
          <text:p text:style-name="P22">OBS: Sempre que acontecer um abastecimento é necessário atualizar a quantidade de combustível total na bomba. <text:bookmark text:name="line-56"/><text:bookmark text:name="line-57"/></text:p>
        </text:list-item>
      </text:list>
      <text:list xml:id="list267136679" text:style-name="L18">
        <text:list-header>
          <text:p text:style-name="P23"><text:span text:style-name="Strong_20_Emphasis"><text:span text:style-name="T1">11 - </text:span></text:span><text:span text:style-name="Strong_20_Emphasis">Classe carro:</text:span> Implemente uma classe chamada Carro com as seguintes propriedades: <text:bookmark text:name="line-58"/></text:p>
        </text:list-header>
      </text:list>
      <text:list xml:id="list1822856506" text:style-name="L19">
        <text:list-item>
          <text:p text:style-name="P40">Um veículo tem um certo consumo de combustível (medidos em km / litro) e uma certa quantidade de combustível no tanque. <text:bookmark text:name="line-59"/></text:p>
        </text:list-item>
        <text:list-item>
          <text:p text:style-name="P40">O consumo é especificado no construtor e o nível de combustível inicial é 0. <text:bookmark text:name="line-60"/></text:p>
        </text:list-item>
        <text:list-item>
          <text:p text:style-name="P40">Forneça um método andar( ) que simule o ato de dirigir o veículo por uma certa distância, reduzindo o nível de combustível no tanque de gasolina. <text:bookmark text:name="line-61"/></text:p>
        </text:list-item>
        <text:list-item>
          <text:p text:style-name="P40">Forneça um método obterGasolina( ), que retorna o nível atual de combustível. <text:bookmark text:name="line-62"/></text:p>
        </text:list-item>
        <text:list-item>
          <text:p text:style-name="P24">Forneça um método adicionarGasolina( ), para abastecer o tanque. <text:bookmark text:name="line-63"/><text:bookmark text:name="line-64"/>Exemplo de uso: <text:bookmark text:name="line-65"/><text:bookmark text:name="line-66"/><text:bookmark text:name="line-67"/><text:bookmark text:name="line-68"/><text:bookmark text:name="line-69"/><text:bookmark text:name="line-70"/></text:p>
          <text:p text:style-name="P1"><text:bookmark text:name="line-1"/><text:soft-page-break/>meuFusca = Carro(15); <text:s text:c="10"/># 15 quilômetros por litro de combustível. </text:p>
          <text:p text:style-name="P1"><text:bookmark text:name="line-2"/>meuFusca.adicionarGasolina(20); # abastece com 20 litros de combustível. </text:p>
          <text:p text:style-name="P1"><text:bookmark text:name="line-3"/>meuFusca.andar(100); <text:s text:c="11"/># anda 100 quilômetros.</text:p>
          <text:p text:style-name="P3"><text:bookmark text:name="line-4"/>meuFusca.obterGasolina() <text:s text:c="7"/># Imprime o combustível que resta no tanque.</text:p>
        </text:list-item>
      </text:list>
      <text:list xml:id="list3081384218" text:style-name="L20">
        <text:list-header>
          <text:p text:style-name="P25"><text:bookmark text:name="line-71"/><text:bookmark text:name="line-72"/><text:span text:style-name="Strong_20_Emphasis"><text:span text:style-name="T1">12 - </text:span></text:span><text:span text:style-name="Strong_20_Emphasis">Classe Conta de Investimento:</text:span> Faça uma classe contaInvestimento que seja semelhante a classe contaBancaria, com a diferença de que se adicione um atributo taxaJuros. Forneça um construtor que configure tanto o saldo inicial como a taxa de juros. Forneça um método adicioneJuros (sem parâmetro explícito) que adicione juros à conta. Escreva um programa que construa uma poupança com um saldo inicial de R$1000,00 e uma taxa de juros de 10%. Depois aplique o método adicioneJuros() cinco vezes e imprime o saldo resultante. <text:bookmark text:name="line-73"/><text:bookmark text:name="line-74"/></text:p>
        </text:list-header>
      </text:list>
      <text:list xml:id="list2232318126" text:style-name="L21">
        <text:list-header>
          <text:p text:style-name="P26"><text:span text:style-name="Strong_20_Emphasis"><text:span text:style-name="T1">13 - </text:span></text:span><text:span text:style-name="Strong_20_Emphasis">Classe Funcionário:</text:span> Implemente a classe Funcionário. Um empregado tem um nome (um string) e um salário(um double). Escreva um construtor com dois parâmetros (nome e salário) e métodos para devolver nome e salário. Escreva um pequeno programa que teste sua classe. <text:bookmark text:name="line-75"/><text:bookmark text:name="line-76"/></text:p>
        </text:list-header>
      </text:list>
      <text:list xml:id="list3977015231" text:style-name="L22">
        <text:list-header>
          <text:p text:style-name="P27"><text:span text:style-name="T2">14 - </text:span>Aprimore a classe do exercício anterior para adicionar o método aumentarSalario (porcentualDeAumento) que aumente o salário do funcionário em uma certa porcentagem. <text:bookmark text:name="line-77"/></text:p>
        </text:list-header>
      </text:list>
      <text:list xml:id="list3715665835" text:style-name="L23">
        <text:list-item>
          <text:p text:style-name="P28">Exemplo de uso: <text:bookmark text:name="line-78"/><text:bookmark text:name="line-79"/><text:bookmark text:name="line-80"/><text:bookmark text:name="line-81"/></text:p>
          <text:p text:style-name="P2"><text:bookmark text:name="line-1-1"/><text:s text:c="2"/>harry=funcionário("Harry",25000)</text:p>
          <text:p text:style-name="P4"><text:bookmark text:name="line-2-1"/><text:s text:c="2"/>harry.aumentarSalario(10)</text:p>
        </text:list-item>
      </text:list>
      <text:list xml:id="list3592707111" text:style-name="L24">
        <text:list-header>
          <text:p text:style-name="P29"><text:bookmark text:name="line-82"/><text:bookmark text:name="line-83"/><text:bookmark text:name="line-84"/><text:span text:style-name="Strong_20_Emphasis"><text:span text:style-name="T1">15 - </text:span></text:span><text:span text:style-name="Strong_20_Emphasis">Classe Bichinho Virtual++:</text:span> Melhore o programa do bichinho virtual, permitindo que o usuário especifique quanto de comida ele fornece ao bichinho e por quanto tempo ele brinca com o bichinho. Faça com que estes valores afetem quão rapidamente os níveis de fome e tédio caem. <text:bookmark text:name="line-85"/><text:bookmark text:name="line-86"/></text:p>
        </text:list-header>
      </text:list>
      <text:list xml:id="list1311076639" text:style-name="L25">
        <text:list-header>
          <text:p text:style-name="P30"><text:span text:style-name="T2">16 - </text:span>Crie uma "porta escondida" no programa do programa do bichinho virtual que mostre os valores exatos dos atributos do objeto. Consiga isto mostrando o objeto quando uma opção secreta, não listada no menu, for informada na escolha do usuário. Dica: acrescente um método especial str() à classe Bichinho. <text:bookmark text:name="line-87"/><text:bookmark text:name="line-88"/></text:p>
        </text:list-header>
      </text:list>
      <text:list xml:id="list1605830391" text:style-name="L26">
        <text:list-header>
          <text:p text:style-name="P31"><text:span text:style-name="T2">17 - </text:span>Crie uma Fazenda de Bichinhos instanciando vários objetos bichinho e mantendo o controle deles através de uma lista. Imite o funcionamento do programa básico, mas ao invés de exigis que o usuário tome conta de um único bichinho, exija que ele tome conta da fazenda inteira. Cada opção do menu deveria permitir que o usuário executasse uma ação para todos os bichinhos (alimentar todos os bichinhos, brincar com todos os bichinhos, ou ouvir a todos os bichinhos). Para tornar o programa mais interessante, dê para cada bichinho um nivel inicial aleatório de fome e tédio. 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3:34:16.443291042</meta:creation-date>
    <dc:date>2021-02-16T13:50:33.259743853</dc:date>
    <meta:editing-duration>PT5M36S</meta:editing-duration>
    <meta:editing-cycles>1</meta:editing-cycles>
    <meta:document-statistic meta:table-count="0" meta:image-count="0" meta:object-count="0" meta:page-count="3" meta:paragraph-count="62" meta:word-count="1245" meta:character-count="7605" meta:non-whitespace-character-count="6383"/>
    <meta:generator>LibreOffice/6.4.6.2$Linux_X86_64 LibreOffice_project/40$Build-2</meta:generator>
  </office:meta>
</office:document-meta>
</file>